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tyle="italic" officeooo:rsid="00306a30" officeooo:paragraph-rsid="00306a30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.5pt" officeooo:rsid="00153034" officeooo:paragraph-rsid="0029617a" style:font-size-asian="11.5pt" style:font-size-complex="11.5pt"/>
    </style:style>
    <style:style style:name="P7" style:family="paragraph" style:parent-style-name="Table_20_Contents">
      <style:text-properties style:font-name="Arial" fo:font-size="11.5pt" style:font-size-asian="11.5pt" style:font-size-complex="11.5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.5pt" fo:font-style="normal" fo:font-weight="normal" officeooo:rsid="001e049b" officeooo:paragraph-rsid="0029617a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Table_20_Contents">
      <style:text-properties style:font-name="Arial" fo:font-size="11.5pt" fo:font-weight="bold" style:font-size-asian="11.5pt" style:font-weight-asian="bold" style:font-size-complex="11.5pt" style:font-weight-complex="bold"/>
    </style:style>
    <style:style style:name="P10" style:family="paragraph" style:parent-style-name="Table_20_Contents">
      <style:text-properties style:font-name="Arial" fo:font-size="11.5pt" fo:font-weight="normal" style:font-size-asian="11.5pt" style:font-weight-asian="normal" style:font-size-complex="11.5pt" style:font-weight-complex="normal"/>
    </style:style>
    <style:style style:name="P11" style:family="paragraph" style:parent-style-name="Table_20_Contents">
      <style:text-properties style:font-name="Arial" fo:font-size="11.5pt" fo:font-weight="normal" officeooo:rsid="002d6eb3" officeooo:paragraph-rsid="002d6eb3" style:font-size-asian="11.5pt" style:font-weight-asian="normal" style:font-size-complex="11.5pt" style:font-weight-complex="normal"/>
    </style:style>
    <style:style style:name="P12" style:family="paragraph" style:parent-style-name="Table_20_Contents">
      <style:text-properties style:font-name="Arial" fo:font-size="11.5pt" fo:font-style="italic" style:font-size-asian="11.5pt" style:font-style-asian="italic" style:font-size-complex="11.5pt" style:font-style-complex="italic"/>
    </style:style>
    <style:style style:name="P13" style:family="paragraph" style:parent-style-name="Table_20_Contents">
      <style:text-properties style:font-name="Arial" fo:font-size="11.5pt" fo:font-style="italic" officeooo:rsid="00327e4b" officeooo:paragraph-rsid="00327e4b" style:font-size-asian="11.5pt" style:font-style-asian="italic" style:font-size-complex="11.5pt" style:font-style-complex="italic"/>
    </style:style>
    <style:style style:name="P14" style:family="paragraph" style:parent-style-name="Table_20_Contents">
      <style:text-properties style:font-name="Arial" fo:font-size="11.5pt" fo:font-style="italic" fo:font-weight="normal" officeooo:rsid="00327e4b" officeooo:paragraph-rsid="00327e4b" style:font-size-asian="11.5pt" style:font-style-asian="italic" style:font-weight-asian="normal" style:font-size-complex="11.5pt" style:font-style-complex="italic" style:font-weight-complex="normal"/>
    </style:style>
    <style:style style:name="P15" style:family="paragraph" style:parent-style-name="Standard">
      <style:text-properties style:font-name="Arial" fo:font-size="13pt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3pt" officeooo:paragraph-rsid="002a8c79" style:font-size-asian="13pt" style:font-size-complex="13pt"/>
    </style:style>
    <style:style style:name="P18" style:family="paragraph" style:parent-style-name="Standard">
      <style:text-properties style:font-name="Arial" fo:font-size="13pt" officeooo:paragraph-rsid="002a8c79" style:font-size-asian="13pt" style:font-size-complex="13pt"/>
    </style:style>
    <style:style style:name="P19" style:family="paragraph" style:parent-style-name="Standard">
      <style:text-properties style:font-name="Arial" fo:font-size="13pt" officeooo:paragraph-rsid="0026750a" style:font-size-asian="13pt" style:font-size-complex="13pt"/>
    </style:style>
    <style:style style:name="P20" style:family="paragraph" style:parent-style-name="Standard">
      <style:text-properties style:font-name="Arial" fo:font-size="13pt" officeooo:paragraph-rsid="0031d05f" style:font-size-asian="13pt" style:font-size-complex="13pt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3pt" officeooo:rsid="001ff922" officeooo:paragraph-rsid="001ff922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3pt" fo:font-weight="bold" officeooo:rsid="001ff922" officeooo:paragraph-rsid="001ff922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rial" fo:font-size="13pt" fo:font-style="italic" officeooo:paragraph-rsid="002a8c79" style:font-size-asian="13pt" style:font-style-asian="italic" style:font-size-complex="13pt" style:font-style-complex="italic"/>
    </style:style>
    <style:style style:name="P24" style:family="paragraph" style:parent-style-name="Standard">
      <style:text-properties style:font-name="Arial" fo:font-size="13pt" fo:font-style="italic" officeooo:paragraph-rsid="0026750a" style:font-size-asian="13pt" style:font-style-asian="italic" style:font-size-complex="13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327e4b"/>
    </style:style>
    <style:style style:name="P26" style:family="paragraph" style:parent-style-name="Standard">
      <style:paragraph-properties fo:text-align="justify" style:justify-single-word="false"/>
      <style:text-properties officeooo:paragraph-rsid="002a8c79"/>
    </style:style>
    <style:style style:name="P27" style:family="paragraph" style:parent-style-name="Standard">
      <style:text-properties style:font-name="Arial" fo:font-weight="normal" officeooo:paragraph-rsid="0023ce0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750a" style:font-weight-asian="bold" style:font-weight-complex="bold"/>
    </style:style>
    <style:style style:name="T3" style:family="text">
      <style:text-properties fo:font-weight="bold" officeooo:rsid="002a8c79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e049b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8c79" style:font-style-asian="normal" style:font-style-complex="normal"/>
    </style:style>
    <style:style style:name="T8" style:family="text">
      <style:text-properties fo:font-style="normal" fo:font-weight="normal" officeooo:rsid="001e049b" style:font-style-asian="normal" style:font-weight-asian="normal" style:font-style-complex="normal" style:font-weight-complex="normal"/>
    </style:style>
    <style:style style:name="T9" style:family="text">
      <style:text-properties officeooo:rsid="00279df9"/>
    </style:style>
    <style:style style:name="T10" style:family="text">
      <style:text-properties officeooo:rsid="002a8c79"/>
    </style:style>
    <style:style style:name="T11" style:family="text">
      <style:text-properties fo:font-weight="normal" officeooo:rsid="002a8c79" style:font-weight-asian="normal" style:font-weight-complex="normal"/>
    </style:style>
    <style:style style:name="T12" style:family="text">
      <style:text-properties officeooo:rsid="002bbdc4"/>
    </style:style>
    <style:style style:name="T13" style:family="text">
      <style:text-properties officeooo:rsid="002c6fa6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e12b8" style:font-size-asian="14pt" style:font-size-complex="14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327e4b" style:font-size-asian="13pt" style:font-size-complex="13pt"/>
    </style:style>
    <style:style style:name="T19" style:family="text">
      <style:text-properties fo:font-size="13pt" fo:font-weight="bold" officeooo:rsid="00327e4b" style:font-size-asian="13pt" style:font-weight-asian="bold" style:font-size-complex="13pt" style:font-weight-complex="bold"/>
    </style:style>
    <style:style style:name="T20" style:family="text">
      <style:text-properties style:font-name="Arial" fo:font-size="13pt" style:font-size-asian="13pt" style:font-size-complex="13pt"/>
    </style:style>
    <style:style style:name="T21" style:family="text">
      <style:text-properties style:font-name="Arial" fo:font-size="13pt" officeooo:rsid="001ff922" style:font-size-asian="13pt" style:font-size-complex="13pt"/>
    </style:style>
    <style:style style:name="T22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Arial" fo:font-size="13pt" fo:font-weight="bold" officeooo:rsid="002a8c79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éthodologie</text:p>
      <text:p text:style-name="P4">Rédaction d'un développement</text:p>
      <text:p text:style-name="P2"/>
      <table:table table:name="Tableau3" table:style-name="Tableau3">
        <table:table-column table:style-name="Tableau3.A"/>
        <table:table-row table:style-name="TableLine2071515446800">
          <table:table-cell table:style-name="Tableau3.A1" office:value-type="string">
            <text:p text:style-name="P25"><text:span text:style-name="T17"><text:tab/></text:span><text:span text:style-name="T19">Attention :</text:span><text:span text:style-name="T18"> les conseils donnés ici ne sont que des suggestions utiles. Il ne faut pas les appliquer mécaniquement, mais toujours les adapter à votre propos.</text:span></text:p>
          </table:table-cell>
        </table:table-row>
      </table:table>
      <text:p text:style-name="P2"/>
      <text:p text:style-name="P2"/>
      <text:p text:style-name="P26"><text:span text:style-name="T20"><text:tab/></text:span><text:span text:style-name="T23">Rappel</text:span><text:span text:style-name="T22"> :</text:span><text:span text:style-name="T20"> un développement est constitué </text:span><text:span text:style-name="T21">de</text:span><text:span text:style-name="T20"> deux ou trois parties, chacune divisée en deux ou trois sous-parties.</text:span></text:p>
      <text:p text:style-name="P17"/>
      <text:p text:style-name="P17"><text:tab/><text:span text:style-name="T10">Une partie se compose des éléments suivants :</text:span></text:p>
      <text:p text:style-name="P17"><text:span text:style-name="T10"><text:tab/>- Une </text:span><text:span text:style-name="T3">courte</text:span><text:span text:style-name="T11"> </text:span><text:span text:style-name="T3">introduction</text:span><text:span text:style-name="T11"> de partie, dans laquelle vous posez votre thèse de partie (+ vous expliquez et éventuellement définissez ou redéfinissez un terme important). Soyez clair et concis, votre introduction de partie ne doit pas dépasser deux ou trois phrases.</text:span></text:p>
      <text:p text:style-name="P17"><text:span text:style-name="T11"><text:tab/>- Ensuite, vous allez rédiger vos </text:span><text:span text:style-name="T3">sous-parties</text:span><text:span text:style-name="T11">, sous la forme de </text:span><text:span text:style-name="T3">paragraphes</text:span><text:span text:style-name="T11">.</text:span></text:p>
      <text:p text:style-name="P17"><text:span text:style-name="T11"><text:tab/>- Enfin, une </text:span><text:span text:style-name="T3">courte</text:span><text:span text:style-name="T11"> </text:span><text:span text:style-name="T3">conclusion</text:span><text:span text:style-name="T11"> de partie, qui</text:span> répond à votre introduction <text:span text:style-name="T10">et tire</text:span> les enseignements de votre développement. Qu'est-ce que votre analyse vous a appris concernant votre problème ? <text:span text:style-name="T10">Cette conclusion peut s’accompagner d’une </text:span><text:span text:style-name="T4">transition</text:span><text:span text:style-name="T6">, </text:span><text:span text:style-name="T7">qui fait le</text:span> lien entre <text:span text:style-name="T10">les </text:span>deux parties. Il s'agit de montrer que les conclusions auxquelles vous êtes arrivé ne permettent pas de répondre définitivement au problème, mais que votre réponse soulève elle-même de nouvelles questions. Idéalement, une transition prendra <text:span text:style-name="T10">la forme d’une question.</text:span></text:p>
      <text:p text:style-name="P16"/>
      <text:p text:style-name="P22">Conseils de rédaction :</text:p>
      <text:p text:style-name="P21">- les références (auteurs, exemples...) ne doivent figurer que dans les développements des sous-parties</text:p>
      <text:p text:style-name="P21">- pas de plan apparent ! <text:span text:style-name="T13">Ça</text:span> veut dire qu'il ne faut pas indiquer les titres des parties. Tout doit être rédigé.</text:p>
      <text:p text:style-name="P16"/>
      <text:p text:style-name="P16"><text:tab/>Si l'on résume, une dissertation en deux parties constituée chacune de deux sous-parties prendra la forme suivante <text:span text:style-name="T12">(chaque ligne indique ici un retour à la ligne !) :</text:span></text:p>
      <text:p text:style-name="P15"/>
      <table:table table:name="Tableau2" table:style-name="Tableau2">
        <table:table-column table:style-name="Tableau2.A"/>
        <table:table-row table:style-name="TableLine2071515458224">
          <table:table-cell table:style-name="Tableau2.A1" office:value-type="string">
            <text:p text:style-name="P18"><text:span text:style-name="T1">Introduction </text:span><text:span text:style-name="T2">générale</text:span> de la dissertation </text:p>
            <text:p text:style-name="P23">passez deux/trois lignes</text:p>
            <text:p text:style-name="P24"/>
            <text:p text:style-name="P19"><text:span text:style-name="T3">Courte i</text:span><text:span text:style-name="T1">ntroduction</text:span> de la première partie</text:p>
            <text:p text:style-name="P19">- Sous-partie <text:span text:style-name="T10">1 (paragraphe)</text:span></text:p>
            <text:p text:style-name="P20">- <text:span text:style-name="T10">Sous-partie 2 (paragraphe)</text:span></text:p>
            <text:p text:style-name="P19"><text:span text:style-name="T3">Courte c</text:span><text:span text:style-name="T1">onclusion</text:span> de la première partie et <text:span text:style-name="T1">transition</text:span></text:p>
            <text:p text:style-name="P23">passez une ligne</text:p>
            <text:p text:style-name="P18"><text:span text:style-name="T3">Courte i</text:span><text:span text:style-name="T1">ntroduction</text:span> de la <text:span text:style-name="T10">deuxième</text:span> partie</text:p>
            <text:p text:style-name="P20">- Sous-partie <text:span text:style-name="T10">1 (paragraphe)</text:span></text:p>
            <text:p text:style-name="P20">- <text:span text:style-name="T10">Sous-partie 2 (paragraphe)</text:span></text:p>
            <text:p text:style-name="P18"><text:span text:style-name="T3">Courte c</text:span><text:span text:style-name="T1">onclusion</text:span> de la <text:span text:style-name="T10">deuxième</text:span> partie</text:p>
            <text:p text:style-name="P23">passez <text:span text:style-name="T10">deux/trois</text:span> ligne<text:span text:style-name="T10">s</text:span></text:p>
            <text:p text:style-name="P19"/>
            <text:p text:style-name="P19"><text:span text:style-name="T1">Conclusion </text:span><text:span text:style-name="T2">générale</text:span></text:p>
          </table:table-cell>
        </table:table-row>
      </table:table>
      <text:p text:style-name="P27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306a30" officeooo:paragraph-rsid="00306a30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édaction d’un développement -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12-08T18:10:40.09</meta:creation-date>
    <dc:date>2023-03-14T15:11:59.445000000</dc:date>
    <meta:editing-duration>P2DT20H20M24S</meta:editing-duration>
    <meta:editing-cycles>20</meta:editing-cycles>
    <meta:generator>LibreOffice/7.2.5.2$Windows_X86_64 LibreOffice_project/499f9727c189e6ef3471021d6132d4c694f357e5</meta:generator>
    <meta:document-statistic meta:table-count="2" meta:image-count="0" meta:object-count="0" meta:page-count="1" meta:paragraph-count="26" meta:word-count="320" meta:character-count="2088" meta:non-whitespace-character-count="1786"/>
  </office:meta>
</office:document-meta>
</file>